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b18c" officeooo:paragraph-rsid="0013b18c"/>
    </style:style>
    <style:style style:name="P2" style:family="paragraph" style:parent-style-name="Standard">
      <style:text-properties officeooo:rsid="0013b18c" officeooo:paragraph-rsid="0016f269"/>
    </style:style>
    <style:style style:name="P3" style:family="paragraph" style:parent-style-name="Standard">
      <style:text-properties officeooo:rsid="0016f269" officeooo:paragraph-rsid="0016f269"/>
    </style:style>
    <style:style style:name="T1" style:family="text">
      <style:text-properties officeooo:rsid="0013b18c"/>
    </style:style>
    <style:style style:name="T2" style:family="text">
      <style:text-properties officeooo:rsid="0016f2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 CALCULADORA</text:p>
      <text:p text:style-name="P1"><text:tab/>menu:ENTERO</text:p>
      <text:p text:style-name="P1"><text:tab/>num1,num2:REAL</text:p>
      <text:p text:style-name="P1"/>
      <text:p text:style-name="P1"><text:tab/></text:p>
      <text:p text:style-name="P1"><text:tab/>REPETIR </text:p>
      <text:p text:style-name="P1"><text:tab/><text:tab/>menu=mostrarmenu()</text:p>
      <text:p text:style-name="P1"><text:tab/><text:tab/>SI menu!=5</text:p>
      <text:p text:style-name="P1"><text:tab/><text:tab/><text:tab/>num1=leernumero()</text:p>
      <text:p text:style-name="P1"><text:tab/><text:tab/><text:tab/>num2=leernumero()</text:p>
      <text:p text:style-name="P1"><text:tab/><text:tab/><text:tab/>opera (num1,num2,menu)</text:p>
      <text:p text:style-name="P1"><text:tab/><text:tab/>FIN SI</text:p>
      <text:p text:style-name="P1"><text:tab/>MIENTRAS menu!=5</text:p>
      <text:p text:style-name="P1">FIN CALCULADORA</text:p>
      <text:p text:style-name="P1"/>
      <text:p text:style-name="P1">METODO mostrarmenu() DEVUELVE ENTERO</text:p>
      <text:p text:style-name="P1"><text:tab/>REPETIR</text:p>
      <text:p text:style-name="P1"><text:tab/><text:tab/>ESCRIBIR(“1.SUMAR”)</text:p>
      <text:p text:style-name="P1"><text:tab/><text:tab/>ESCRIBIR(“2.RESTAR”)</text:p>
      <text:p text:style-name="P1"><text:tab/><text:tab/>ESCRIBIR(“3.MULTIPLICAR”)</text:p>
      <text:p text:style-name="P1"><text:tab/><text:tab/>ESCRIBIR(“4.DIVIDIR”)</text:p>
      <text:p text:style-name="P1"><text:tab/><text:tab/>ESCRIBIR(“5.SALIR”)</text:p>
      <text:p text:style-name="P1"><text:tab/>MIENTRAS opc&gt;=1 and opc&lt;=5</text:p>
      <text:p text:style-name="P1"><text:tab/>DEVOLVER opc</text:p>
      <text:p text:style-name="Standard"><text:span text:style-name="T1">FIN mostrarmenu</text:span></text:p>
      <text:p text:style-name="Standard"/>
      <text:p text:style-name="P1">METODO leernumero() DEVUELVE REAL</text:p>
      <text:p text:style-name="P1"><text:tab/>num:REAL</text:p>
      <text:p text:style-name="P1"/>
      <text:p text:style-name="P2"><text:tab/><text:span text:style-name="T2">REPETIR</text:span></text:p>
      <text:p text:style-name="P2"><text:span text:style-name="T2"><text:tab/><text:tab/>ESCRIBIR(“Introduce un numero”)</text:span></text:p>
      <text:p text:style-name="P2"><text:span text:style-name="T2"><text:tab/><text:tab/>LEER NUM </text:span></text:p>
      <text:p text:style-name="P1"><text:tab/><text:span text:style-name="T2">MIENTRAS num&lt;0</text:span></text:p>
      <text:p text:style-name="P1"><text:tab/><text:span text:style-name="T2">DEVOLVER num</text:span></text:p>
      <text:p text:style-name="P3">FIN leernumero</text:p>
      <text:p text:style-name="P3"/>
      <text:p text:style-name="P3">METODO opera(n1 REAL,n2 REAL,op ENTERO) DEVUELVE NADA</text:p>
      <text:p text:style-name="P3"><text:tab/>res:REAL</text:p>
      <text:p text:style-name="P3"/>
      <text:p text:style-name="P3"><text:tab/>SEGUN VALOR op</text:p>
      <text:p text:style-name="P3"><text:tab/><text:tab/>1;</text:p>
      <text:p text:style-name="P3"><text:tab/><text:tab/><text:tab/>res=n1+n2</text:p>
      <text:p text:style-name="P3"><text:tab/><text:tab/><text:tab/>ESCRIBIR(res)</text:p>
      <text:p text:style-name="P3"><text:tab/><text:tab/>2;</text:p>
      <text:p text:style-name="P3"><text:tab/><text:tab/><text:tab/>res=n1-n2</text:p>
      <text:p text:style-name="P3"><text:tab/><text:tab/><text:tab/>ESCRIBIR(res)</text:p>
      <text:p text:style-name="P3"><text:tab/><text:tab/>3;</text:p>
      <text:p text:style-name="P3"><text:tab/><text:tab/><text:tab/>res=n1*n2</text:p>
      <text:p text:style-name="P3"><text:tab/><text:tab/><text:tab/>ESCRIBIR(res)</text:p>
      <text:p text:style-name="P3"><text:tab/><text:tab/>4;</text:p>
      <text:p text:style-name="P3"><text:tab/><text:tab/><text:tab/>res=n1/n2</text:p>
      <text:p text:style-name="P3"><text:tab/><text:tab/><text:tab/>ESCRIBIR(res)</text:p>
      <text:p text:style-name="P3"><text:soft-page-break/><text:tab/>FIN SEGUN VALOR</text:p>
      <text:p text:style-name="P3"><text:tab/>DEVOLVER res</text:p>
      <text:p text:style-name="P3">FIN ope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9:57:29.429888303</meta:creation-date>
    <dc:date>2019-10-29T10:16:52.172367029</dc:date>
    <meta:editing-duration>PT7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9" meta:word-count="83" meta:character-count="786" meta:non-whitespace-character-count="672"/>
  </office:meta>
</office:document-meta>
</file>